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1" style:family="text">
      <style:text-properties style:text-underline-style="ImSoInvalid" style:text-underline-width="auto" style:text-underline-color="font-color"/>
    </style:style>
    <style:style style:name="T2" style:family="text">
      <style:text-properties style:text-underline-style="none"/>
    </style:style>
    <style:style style:name="bug77-test-style" style:family="graphic">
      <style:graphic-properties svg:stroke-opacity="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is an invalid <text:span text:style-name="T1">underline</text:span>
				<text:span text:style-name="T2"> attribut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opacity="42%"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g77" style:family="graphic">
      <style:graphic-properties svg:stroke-opacity="42%"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initial-creator>Hans-Peter Schaal</meta:initial-creator>
    <meta:creation-date>2009-08-14T13:06:43.03</meta:creation-date>
    <meta:document-statistic meta:character-count="39" meta:image-count="0" meta:object-count="0" meta:page-count="1" meta:paragraph-count="1" meta:table-count="0" meta:word-count="6"/>
    <dc:date>2011-10-08T16:47:07</dc:date>
    <dc:creator>hanbiao</dc:creator>
    <meta:editing-duration>PT0.001S</meta:editing-duration>
    <meta:editing-cycles>3</meta:editing-cycles>
    <meta:generator>StarOffice/9$Win32 OpenOffice.org_project/310m14$Build-9409</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